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11pt"/>
    </style:style>
    <style:style style:name="co2" style:family="table-column">
      <style:table-column-properties fo:break-before="auto" style:column-width="49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D5"/>
      <style:map style:condition="cell-content()=&quot;x&quot;" style:apply-style-name="Untitled2" style:base-cell-address="Sheet1.D5"/>
      <style:map style:condition="cell-content()=0" style:apply-style-name="Untitled1" style:base-cell-address="Sheet1.D5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E6"/>
      <style:map style:condition="cell-content()=&quot;x&quot;" style:apply-style-name="Untitled2" style:base-cell-address="Sheet1.E6"/>
      <style:map style:condition="cell-content()=0" style:apply-style-name="Untitled1" style:base-cell-address="Sheet1.E6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F6"/>
      <style:map style:condition="cell-content()=&quot;x&quot;" style:apply-style-name="Untitled2" style:base-cell-address="Sheet1.F6"/>
      <style:map style:condition="cell-content()=0" style:apply-style-name="Untitled1" style:base-cell-address="Sheet1.F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G6"/>
      <style:map style:condition="cell-content()=&quot;x&quot;" style:apply-style-name="Untitled2" style:base-cell-address="Sheet1.G6"/>
      <style:map style:condition="cell-content()=0" style:apply-style-name="Untitled1" style:base-cell-address="Sheet1.G6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H6"/>
      <style:map style:condition="cell-content()=&quot;x&quot;" style:apply-style-name="Untitled2" style:base-cell-address="Sheet1.H6"/>
      <style:map style:condition="cell-content()=0" style:apply-style-name="Untitled1" style:base-cell-address="Sheet1.H6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I6"/>
      <style:map style:condition="cell-content()=&quot;x&quot;" style:apply-style-name="Untitled2" style:base-cell-address="Sheet1.I6"/>
      <style:map style:condition="cell-content()=0" style:apply-style-name="Untitled1" style:base-cell-address="Sheet1.I6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J6"/>
      <style:map style:condition="cell-content()=&quot;x&quot;" style:apply-style-name="Untitled2" style:base-cell-address="Sheet1.J6"/>
      <style:map style:condition="cell-content()=0" style:apply-style-name="Untitled1" style:base-cell-address="Sheet1.J6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K6"/>
      <style:map style:condition="cell-content()=&quot;x&quot;" style:apply-style-name="Untitled2" style:base-cell-address="Sheet1.K6"/>
      <style:map style:condition="cell-content()=0" style:apply-style-name="Untitled1" style:base-cell-address="Sheet1.K6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L6"/>
      <style:map style:condition="cell-content()=&quot;x&quot;" style:apply-style-name="Untitled2" style:base-cell-address="Sheet1.L6"/>
      <style:map style:condition="cell-content()=0" style:apply-style-name="Untitled1" style:base-cell-address="Sheet1.L6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M5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M6"/>
      <style:map style:condition="cell-content()=&quot;x&quot;" style:apply-style-name="Untitled2" style:base-cell-address="Sheet1.M6"/>
      <style:map style:condition="cell-content()=0" style:apply-style-name="Untitled1" style:base-cell-address="Sheet1.M6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N5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N6"/>
      <style:map style:condition="cell-content()=&quot;x&quot;" style:apply-style-name="Untitled2" style:base-cell-address="Sheet1.N6"/>
      <style:map style:condition="cell-content()=0" style:apply-style-name="Untitled1" style:base-cell-address="Sheet1.N6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1" style:base-cell-address="Sheet1.O5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1" style:apply-style-name="Untitled3" style:base-cell-address="Sheet1.O6"/>
      <style:map style:condition="cell-content()=&quot;x&quot;" style:apply-style-name="Untitled2" style:base-cell-address="Sheet1.O6"/>
      <style:map style:condition="cell-content()=0" style:apply-style-name="Untitled1" style:base-cell-address="Sheet1.O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2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3" table:default-cell-style-name="ce20"/>
        <table:table-column table:style-name="co3" table:default-cell-style-name="Default"/>
        <table:table-row table:style-name="ro1">
          <table:table-cell table:style-name="ce1" office:value-type="string" calcext:value-type="string">
            <text:p>LC-3 Pipeline ROMs</text:p>
          </table:table-cell>
          <table:table-cell table:style-name="ce1"/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4"/>
          <table:table-cell/>
        </table:table-row>
        <table:table-row table:style-name="ro1">
          <table:table-cell table:style-name="ce1" office:value-type="string" calcext:value-type="string">
            <text:p>Instruction Decode (ID) ROM</text:p>
          </table:table-cell>
          <table:table-cell table:style-name="ce1"/>
          <table:table-cell table:style-name="Default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hex</text:p>
          </table:table-cell>
          <table:table-cell table:style-name="Default" office:value-type="string" calcext:value-type="string">
            <text:p>chooseRx</text:p>
          </table:table-cell>
          <table:table-cell table:style-name="Default" office:value-type="string" calcext:value-type="string">
            <text:p>chooseRz[1]</text:p>
          </table:table-cell>
          <table:table-cell table:style-name="Default" office:value-type="string" calcext:value-type="string">
            <text:p>chooseRz[0]</text:p>
          </table:table-cell>
          <table:table-cell table:style-name="Default" office:value-type="string" calcext:value-type="string">
            <text:p>chooseA</text:p>
          </table:table-cell>
          <table:table-cell table:style-name="Default" office:value-type="string" calcext:value-type="string">
            <text:p>chooseB[1]</text:p>
          </table:table-cell>
          <table:table-cell table:style-name="Default" office:value-type="string" calcext:value-type="string">
            <text:p>chooseB[0]</text:p>
          </table:table-cell>
          <table:table-cell table:style-name="Default" office:value-type="string" calcext:value-type="string">
            <text:p>brUncond</text:p>
          </table:table-cell>
          <table:table-cell table:style-name="Default" office:value-type="string" calcext:value-type="string">
            <text:p>brEn</text:p>
          </table:table-cell>
          <table:table-cell table:style-name="Default" office:value-type="string" calcext:value-type="string">
            <text:p>brType[1]</text:p>
          </table:table-cell>
          <table:table-cell table:style-name="Default" office:value-type="string" calcext:value-type="string">
            <text:p>brType[0]</text:p>
          </table:table-cell>
          <table:table-cell table:style-name="Default" office:value-type="string" calcext:value-type="string">
            <text:p>needRy</text:p>
          </table:table-cell>
          <table:table-cell table:style-name="Default" office:value-type="string" calcext:value-type="string">
            <text:p>needRz</text:p>
          </table:table-cell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0" calcext:value-type="float">
            <text:p>0000</text:p>
          </table:table-cell>
          <table:table-cell table:formula="of:=(BIN2HEX(SUBSTITUTE(CONCATENATE([.D5];[.E5];[.F5];[.G5]);&quot;x&quot;;&quot;0&quot;);1)&amp;BIN2HEX(SUBSTITUTE(CONCATENATE([.H5];[.I5];[.J5];[.K5]); &quot;x&quot;; &quot;0&quot;);1)&amp;BIN2HEX(SUBSTITUTE(CONCATENATE([.L5];[.M5];[.N5];[.O5]); &quot;x&quot;; &quot;0&quot;);1))" office:value-type="string" office:string-value="018" calcext:value-type="string">
            <text:p>018</text:p>
          </table:table-cell>
          <table:table-cell office:value-type="string" calcext:value-type="string">
            <text:p>x</text:p>
          </table:table-cell>
          <table:table-cell table:number-columns-repeated="5"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0001</text:p>
          </table:table-cell>
          <table:table-cell table:formula="of:=(BIN2HEX(SUBSTITUTE(CONCATENATE([.D6];[.E6];[.F6];[.G6]);&quot;x&quot;;&quot;0&quot;);1)&amp;BIN2HEX(SUBSTITUTE(CONCATENATE([.H6];[.I6];[.J6];[.K6]); &quot;x&quot;; &quot;0&quot;);1)&amp;BIN2HEX(SUBSTITUTE(CONCATENATE([.L6];[.M6];[.N6];[.O6]); &quot;x&quot;; &quot;0&quot;);1))" office:value-type="string" office:string-value="003" calcext:value-type="string">
            <text:p>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" calcext:value-type="float">
            <text:p>0010</text:p>
          </table:table-cell>
          <table:table-cell table:formula="of:=(BIN2HEX(SUBSTITUTE(CONCATENATE([.D7];[.E7];[.F7];[.G7]);&quot;x&quot;;&quot;0&quot;);1)&amp;BIN2HEX(SUBSTITUTE(CONCATENATE([.H7];[.I7];[.J7];[.K7]); &quot;x&quot;; &quot;0&quot;);1)&amp;BIN2HEX(SUBSTITUTE(CONCATENATE([.L7];[.M7];[.N7];[.O7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1" calcext:value-type="float">
            <text:p>0011</text:p>
          </table:table-cell>
          <table:table-cell table:formula="of:=(BIN2HEX(SUBSTITUTE(CONCATENATE([.D8];[.E8];[.F8];[.G8]);&quot;x&quot;;&quot;0&quot;);1)&amp;BIN2HEX(SUBSTITUTE(CONCATENATE([.H8];[.I8];[.J8];[.K8]); &quot;x&quot;; &quot;0&quot;);1)&amp;BIN2HEX(SUBSTITUTE(CONCATENATE([.L8];[.M8];[.N8];[.O8]); &quot;x&quot;; &quot;0&quot;);1))" office:value-type="string" office:string-value="381" calcext:value-type="string">
            <text:p>38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SR/JSRR</text:p>
          </table:table-cell>
          <table:table-cell office:value-type="float" office:value="100" calcext:value-type="float">
            <text:p>0100</text:p>
          </table:table-cell>
          <table:table-cell table:formula="of:=(BIN2HEX(SUBSTITUTE(CONCATENATE([.D9];[.E9];[.F9];[.G9]);&quot;x&quot;;&quot;0&quot;);1)&amp;BIN2HEX(SUBSTITUTE(CONCATENATE([.H9];[.I9];[.J9];[.K9]); &quot;x&quot;; &quot;0&quot;);1)&amp;BIN2HEX(SUBSTITUTE(CONCATENATE([.L9];[.M9];[.N9];[.O9]); &quot;x&quot;; &quot;0&quot;);1))" office:value-type="string" office:string-value="932" calcext:value-type="string">
            <text:p>9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 smarter here; won’t need Ry if jsrmode=1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" calcext:value-type="float">
            <text:p>0101</text:p>
          </table:table-cell>
          <table:table-cell table:formula="of:=(BIN2HEX(SUBSTITUTE(CONCATENATE([.D10];[.E10];[.F10];[.G10]);&quot;x&quot;;&quot;0&quot;);1)&amp;BIN2HEX(SUBSTITUTE(CONCATENATE([.H10];[.I10];[.J10];[.K10]); &quot;x&quot;; &quot;0&quot;);1)&amp;BIN2HEX(SUBSTITUTE(CONCATENATE([.L10];[.M10];[.N10];[.O10]); &quot;x&quot;; &quot;0&quot;);1))" office:value-type="string" office:string-value="003" calcext:value-type="string">
            <text:p>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 smarter here; won’t need Rz if mathmode=1</text:p>
          </table:table-cell>
        </table:table-row>
        <table:table-row table:style-name="ro1">
          <table:table-cell office:value-type="string" calcext:value-type="string">
            <text:p>LDR</text:p>
          </table:table-cell>
          <table:table-cell office:value-type="float" office:value="110" calcext:value-type="float">
            <text:p>0110</text:p>
          </table:table-cell>
          <table:table-cell table:formula="of:=(BIN2HEX(SUBSTITUTE(CONCATENATE([.D11];[.E11];[.F11];[.G11]);&quot;x&quot;;&quot;0&quot;);1)&amp;BIN2HEX(SUBSTITUTE(CONCATENATE([.H11];[.I11];[.J11];[.K11]); &quot;x&quot;; &quot;0&quot;);1)&amp;BIN2HEX(SUBSTITUTE(CONCATENATE([.L11];[.M11];[.N11];[.O11]); &quot;x&quot;; &quot;0&quot;);1))" office:value-type="string" office:string-value="082" calcext:value-type="string">
            <text:p>0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11" calcext:value-type="float">
            <text:p>0111</text:p>
          </table:table-cell>
          <table:table-cell table:formula="of:=(BIN2HEX(SUBSTITUTE(CONCATENATE([.D12];[.E12];[.F12];[.G12]);&quot;x&quot;;&quot;0&quot;);1)&amp;BIN2HEX(SUBSTITUTE(CONCATENATE([.H12];[.I12];[.J12];[.K12]); &quot;x&quot;; &quot;0&quot;);1)&amp;BIN2HEX(SUBSTITUTE(CONCATENATE([.L12];[.M12];[.N12];[.O12]); &quot;x&quot;; &quot;0&quot;);1))" office:value-type="string" office:string-value="243" calcext:value-type="string">
            <text:p>24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TI (noop)</text:p>
          </table:table-cell>
          <table:table-cell office:value-type="float" office:value="1000" calcext:value-type="float">
            <text:p>1000</text:p>
          </table:table-cell>
          <table:table-cell table:formula="of:=(BIN2HEX(SUBSTITUTE(CONCATENATE([.D13];[.E13];[.F13];[.G13]);&quot;x&quot;;&quot;0&quot;);1)&amp;BIN2HEX(SUBSTITUTE(CONCATENATE([.H13];[.I13];[.J13];[.K13]); &quot;x&quot;; &quot;0&quot;);1)&amp;BIN2HEX(SUBSTITUTE(CONCATENATE([.L13];[.M13];[.N13];[.O13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1" calcext:value-type="float">
            <text:p>1001</text:p>
          </table:table-cell>
          <table:table-cell table:formula="of:=(BIN2HEX(SUBSTITUTE(CONCATENATE([.D14];[.E14];[.F14];[.G14]);&quot;x&quot;;&quot;0&quot;);1)&amp;BIN2HEX(SUBSTITUTE(CONCATENATE([.H14];[.I14];[.J14];[.K14]); &quot;x&quot;; &quot;0&quot;);1)&amp;BIN2HEX(SUBSTITUTE(CONCATENATE([.L14];[.M14];[.N14];[.O14]); &quot;x&quot;; &quot;0&quot;);1))" office:value-type="string" office:string-value="002" calcext:value-type="string">
            <text:p>0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DI (noop)</text:p>
          </table:table-cell>
          <table:table-cell office:value-type="float" office:value="1010" calcext:value-type="float">
            <text:p>1010</text:p>
          </table:table-cell>
          <table:table-cell table:formula="of:=(BIN2HEX(SUBSTITUTE(CONCATENATE([.D15];[.E15];[.F15];[.G15]);&quot;x&quot;;&quot;0&quot;);1)&amp;BIN2HEX(SUBSTITUTE(CONCATENATE([.H15];[.I15];[.J15];[.K15]); &quot;x&quot;; &quot;0&quot;);1)&amp;BIN2HEX(SUBSTITUTE(CONCATENATE([.L15];[.M15];[.N15];[.O15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 (noop)</text:p>
          </table:table-cell>
          <table:table-cell office:value-type="float" office:value="1011" calcext:value-type="float">
            <text:p>1011</text:p>
          </table:table-cell>
          <table:table-cell table:formula="of:=(BIN2HEX(SUBSTITUTE(CONCATENATE([.D16];[.E16];[.F16];[.G16]);&quot;x&quot;;&quot;0&quot;);1)&amp;BIN2HEX(SUBSTITUTE(CONCATENATE([.H16];[.I16];[.J16];[.K16]); &quot;x&quot;; &quot;0&quot;);1)&amp;BIN2HEX(SUBSTITUTE(CONCATENATE([.L16];[.M16];[.N16];[.O16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MP/RET</text:p>
          </table:table-cell>
          <table:table-cell office:value-type="float" office:value="1100" calcext:value-type="float">
            <text:p>1100</text:p>
          </table:table-cell>
          <table:table-cell table:formula="of:=(BIN2HEX(SUBSTITUTE(CONCATENATE([.D17];[.E17];[.F17];[.G17]);&quot;x&quot;;&quot;0&quot;);1)&amp;BIN2HEX(SUBSTITUTE(CONCATENATE([.H17];[.I17];[.J17];[.K17]); &quot;x&quot;; &quot;0&quot;);1)&amp;BIN2HEX(SUBSTITUTE(CONCATENATE([.L17];[.M17];[.N17];[.O17]); &quot;x&quot;; &quot;0&quot;);1))" office:value-type="string" office:string-value="036" calcext:value-type="string">
            <text:p>036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op</text:p>
          </table:table-cell>
          <table:table-cell office:value-type="float" office:value="1101" calcext:value-type="float">
            <text:p>1101</text:p>
          </table:table-cell>
          <table:table-cell table:formula="of:=(BIN2HEX(SUBSTITUTE(CONCATENATE([.D18];[.E18];[.F18];[.G18]);&quot;x&quot;;&quot;0&quot;);1)&amp;BIN2HEX(SUBSTITUTE(CONCATENATE([.H18];[.I18];[.J18];[.K18]); &quot;x&quot;; &quot;0&quot;);1)&amp;BIN2HEX(SUBSTITUTE(CONCATENATE([.L18];[.M18];[.N18];[.O18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1110" calcext:value-type="float">
            <text:p>1110</text:p>
          </table:table-cell>
          <table:table-cell table:formula="of:=(BIN2HEX(SUBSTITUTE(CONCATENATE([.D19];[.E19];[.F19];[.G19]);&quot;x&quot;;&quot;0&quot;);1)&amp;BIN2HEX(SUBSTITUTE(CONCATENATE([.H19];[.I19];[.J19];[.K19]); &quot;x&quot;; &quot;0&quot;);1)&amp;BIN2HEX(SUBSTITUTE(CONCATENATE([.L19];[.M19];[.N19];[.O19]); &quot;x&quot;; &quot;0&quot;);1))" office:value-type="string" office:string-value="180" calcext:value-type="string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AP (noop)</text:p>
          </table:table-cell>
          <table:table-cell office:value-type="float" office:value="1111" calcext:value-type="float">
            <text:p>1111</text:p>
          </table:table-cell>
          <table:table-cell table:formula="of:=(BIN2HEX(SUBSTITUTE(CONCATENATE([.D20];[.E20];[.F20];[.G20]);&quot;x&quot;;&quot;0&quot;);1)&amp;BIN2HEX(SUBSTITUTE(CONCATENATE([.H20];[.I20];[.J20];[.K20]); &quot;x&quot;; &quot;0&quot;);1)&amp;BIN2HEX(SUBSTITUTE(CONCATENATE([.L20];[.M20];[.N20];[.O20]); &quot;x&quot;; &quot;0&quot;);1))" office:value-type="string" office:string-value="000" calcext:value-type="string">
            <text:p>00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calcext:conditional-formats>
          <calcext:conditional-format calcext:target-range-address="Sheet1.N5:Sheet1.N5">
            <calcext:condition calcext:apply-style-name="Untitled1" calcext:value="=1" calcext:base-cell-address="Sheet1.N5"/>
          </calcext:conditional-format>
          <calcext:conditional-format calcext:target-range-address="Sheet1.M5:Sheet1.M5">
            <calcext:condition calcext:apply-style-name="Untitled1" calcext:value="=1" calcext:base-cell-address="Sheet1.M5"/>
          </calcext:conditional-format>
          <calcext:conditional-format calcext:target-range-address="Sheet1.D5:Sheet1.L5 Sheet1.D6:Sheet1.D20">
            <calcext:condition calcext:apply-style-name="Untitled3" calcext:value="=1" calcext:base-cell-address="Sheet1.D5"/>
            <calcext:condition calcext:apply-style-name="Untitled2" calcext:value="=&quot;x&quot;" calcext:base-cell-address="Sheet1.D5"/>
            <calcext:condition calcext:apply-style-name="Untitled1" calcext:value="=0" calcext:base-cell-address="Sheet1.D5"/>
          </calcext:conditional-format>
          <calcext:conditional-format calcext:target-range-address="Sheet1.D5:Sheet1.N5 Sheet1.D6:Sheet1.D20">
            <calcext:condition calcext:apply-style-name="Untitled2" calcext:value="=&quot;x&quot;" calcext:base-cell-address="Sheet1.D5"/>
            <calcext:condition calcext:apply-style-name="Untitled3" calcext:value="=1" calcext:base-cell-address="Sheet1.D5"/>
            <calcext:condition calcext:apply-style-name="Untitled1" calcext:value="=0" calcext:base-cell-address="Sheet1.D5"/>
          </calcext:conditional-format>
          <calcext:conditional-format calcext:target-range-address="Sheet1.E6:Sheet1.E20">
            <calcext:condition calcext:apply-style-name="Untitled3" calcext:value="=1" calcext:base-cell-address="Sheet1.E6"/>
            <calcext:condition calcext:apply-style-name="Untitled2" calcext:value="=&quot;x&quot;" calcext:base-cell-address="Sheet1.E6"/>
            <calcext:condition calcext:apply-style-name="Untitled1" calcext:value="=0" calcext:base-cell-address="Sheet1.E6"/>
          </calcext:conditional-format>
          <calcext:conditional-format calcext:target-range-address="Sheet1.E6:Sheet1.E20">
            <calcext:condition calcext:apply-style-name="Untitled2" calcext:value="=&quot;x&quot;" calcext:base-cell-address="Sheet1.E6"/>
            <calcext:condition calcext:apply-style-name="Untitled3" calcext:value="=1" calcext:base-cell-address="Sheet1.E6"/>
            <calcext:condition calcext:apply-style-name="Untitled1" calcext:value="=0" calcext:base-cell-address="Sheet1.E6"/>
          </calcext:conditional-format>
          <calcext:conditional-format calcext:target-range-address="Sheet1.F6:Sheet1.F20">
            <calcext:condition calcext:apply-style-name="Untitled3" calcext:value="=1" calcext:base-cell-address="Sheet1.F6"/>
            <calcext:condition calcext:apply-style-name="Untitled2" calcext:value="=&quot;x&quot;" calcext:base-cell-address="Sheet1.F6"/>
            <calcext:condition calcext:apply-style-name="Untitled1" calcext:value="=0" calcext:base-cell-address="Sheet1.F6"/>
          </calcext:conditional-format>
          <calcext:conditional-format calcext:target-range-address="Sheet1.F6:Sheet1.F20">
            <calcext:condition calcext:apply-style-name="Untitled2" calcext:value="=&quot;x&quot;" calcext:base-cell-address="Sheet1.F6"/>
            <calcext:condition calcext:apply-style-name="Untitled3" calcext:value="=1" calcext:base-cell-address="Sheet1.F6"/>
            <calcext:condition calcext:apply-style-name="Untitled1" calcext:value="=0" calcext:base-cell-address="Sheet1.F6"/>
          </calcext:conditional-format>
          <calcext:conditional-format calcext:target-range-address="Sheet1.G6:Sheet1.G20">
            <calcext:condition calcext:apply-style-name="Untitled3" calcext:value="=1" calcext:base-cell-address="Sheet1.G6"/>
            <calcext:condition calcext:apply-style-name="Untitled2" calcext:value="=&quot;x&quot;" calcext:base-cell-address="Sheet1.G6"/>
            <calcext:condition calcext:apply-style-name="Untitled1" calcext:value="=0" calcext:base-cell-address="Sheet1.G6"/>
          </calcext:conditional-format>
          <calcext:conditional-format calcext:target-range-address="Sheet1.G6:Sheet1.G20">
            <calcext:condition calcext:apply-style-name="Untitled2" calcext:value="=&quot;x&quot;" calcext:base-cell-address="Sheet1.G6"/>
            <calcext:condition calcext:apply-style-name="Untitled3" calcext:value="=1" calcext:base-cell-address="Sheet1.G6"/>
            <calcext:condition calcext:apply-style-name="Untitled1" calcext:value="=0" calcext:base-cell-address="Sheet1.G6"/>
          </calcext:conditional-format>
          <calcext:conditional-format calcext:target-range-address="Sheet1.H6:Sheet1.H20">
            <calcext:condition calcext:apply-style-name="Untitled3" calcext:value="=1" calcext:base-cell-address="Sheet1.H6"/>
            <calcext:condition calcext:apply-style-name="Untitled2" calcext:value="=&quot;x&quot;" calcext:base-cell-address="Sheet1.H6"/>
            <calcext:condition calcext:apply-style-name="Untitled1" calcext:value="=0" calcext:base-cell-address="Sheet1.H6"/>
          </calcext:conditional-format>
          <calcext:conditional-format calcext:target-range-address="Sheet1.H6:Sheet1.H20">
            <calcext:condition calcext:apply-style-name="Untitled2" calcext:value="=&quot;x&quot;" calcext:base-cell-address="Sheet1.H6"/>
            <calcext:condition calcext:apply-style-name="Untitled3" calcext:value="=1" calcext:base-cell-address="Sheet1.H6"/>
            <calcext:condition calcext:apply-style-name="Untitled1" calcext:value="=0" calcext:base-cell-address="Sheet1.H6"/>
          </calcext:conditional-format>
          <calcext:conditional-format calcext:target-range-address="Sheet1.I6:Sheet1.I20">
            <calcext:condition calcext:apply-style-name="Untitled3" calcext:value="=1" calcext:base-cell-address="Sheet1.I6"/>
            <calcext:condition calcext:apply-style-name="Untitled2" calcext:value="=&quot;x&quot;" calcext:base-cell-address="Sheet1.I6"/>
            <calcext:condition calcext:apply-style-name="Untitled1" calcext:value="=0" calcext:base-cell-address="Sheet1.I6"/>
          </calcext:conditional-format>
          <calcext:conditional-format calcext:target-range-address="Sheet1.I6:Sheet1.I20">
            <calcext:condition calcext:apply-style-name="Untitled2" calcext:value="=&quot;x&quot;" calcext:base-cell-address="Sheet1.I6"/>
            <calcext:condition calcext:apply-style-name="Untitled3" calcext:value="=1" calcext:base-cell-address="Sheet1.I6"/>
            <calcext:condition calcext:apply-style-name="Untitled1" calcext:value="=0" calcext:base-cell-address="Sheet1.I6"/>
          </calcext:conditional-format>
          <calcext:conditional-format calcext:target-range-address="Sheet1.J6:Sheet1.J20">
            <calcext:condition calcext:apply-style-name="Untitled3" calcext:value="=1" calcext:base-cell-address="Sheet1.J6"/>
            <calcext:condition calcext:apply-style-name="Untitled2" calcext:value="=&quot;x&quot;" calcext:base-cell-address="Sheet1.J6"/>
            <calcext:condition calcext:apply-style-name="Untitled1" calcext:value="=0" calcext:base-cell-address="Sheet1.J6"/>
          </calcext:conditional-format>
          <calcext:conditional-format calcext:target-range-address="Sheet1.J6:Sheet1.J20">
            <calcext:condition calcext:apply-style-name="Untitled2" calcext:value="=&quot;x&quot;" calcext:base-cell-address="Sheet1.J6"/>
            <calcext:condition calcext:apply-style-name="Untitled3" calcext:value="=1" calcext:base-cell-address="Sheet1.J6"/>
            <calcext:condition calcext:apply-style-name="Untitled1" calcext:value="=0" calcext:base-cell-address="Sheet1.J6"/>
          </calcext:conditional-format>
          <calcext:conditional-format calcext:target-range-address="Sheet1.K6:Sheet1.K20">
            <calcext:condition calcext:apply-style-name="Untitled3" calcext:value="=1" calcext:base-cell-address="Sheet1.K6"/>
            <calcext:condition calcext:apply-style-name="Untitled2" calcext:value="=&quot;x&quot;" calcext:base-cell-address="Sheet1.K6"/>
            <calcext:condition calcext:apply-style-name="Untitled1" calcext:value="=0" calcext:base-cell-address="Sheet1.K6"/>
          </calcext:conditional-format>
          <calcext:conditional-format calcext:target-range-address="Sheet1.K6:Sheet1.K20">
            <calcext:condition calcext:apply-style-name="Untitled2" calcext:value="=&quot;x&quot;" calcext:base-cell-address="Sheet1.K6"/>
            <calcext:condition calcext:apply-style-name="Untitled3" calcext:value="=1" calcext:base-cell-address="Sheet1.K6"/>
            <calcext:condition calcext:apply-style-name="Untitled1" calcext:value="=0" calcext:base-cell-address="Sheet1.K6"/>
          </calcext:conditional-format>
          <calcext:conditional-format calcext:target-range-address="Sheet1.L6:Sheet1.L20">
            <calcext:condition calcext:apply-style-name="Untitled3" calcext:value="=1" calcext:base-cell-address="Sheet1.L6"/>
            <calcext:condition calcext:apply-style-name="Untitled2" calcext:value="=&quot;x&quot;" calcext:base-cell-address="Sheet1.L6"/>
            <calcext:condition calcext:apply-style-name="Untitled1" calcext:value="=0" calcext:base-cell-address="Sheet1.L6"/>
          </calcext:conditional-format>
          <calcext:conditional-format calcext:target-range-address="Sheet1.L6:Sheet1.L20">
            <calcext:condition calcext:apply-style-name="Untitled2" calcext:value="=&quot;x&quot;" calcext:base-cell-address="Sheet1.L6"/>
            <calcext:condition calcext:apply-style-name="Untitled3" calcext:value="=1" calcext:base-cell-address="Sheet1.L6"/>
            <calcext:condition calcext:apply-style-name="Untitled1" calcext:value="=0" calcext:base-cell-address="Sheet1.L6"/>
          </calcext:conditional-format>
          <calcext:conditional-format calcext:target-range-address="Sheet1.M6:Sheet1.M20">
            <calcext:condition calcext:apply-style-name="Untitled3" calcext:value="=1" calcext:base-cell-address="Sheet1.M6"/>
            <calcext:condition calcext:apply-style-name="Untitled2" calcext:value="=&quot;x&quot;" calcext:base-cell-address="Sheet1.M6"/>
            <calcext:condition calcext:apply-style-name="Untitled1" calcext:value="=0" calcext:base-cell-address="Sheet1.M6"/>
          </calcext:conditional-format>
          <calcext:conditional-format calcext:target-range-address="Sheet1.M6:Sheet1.M20">
            <calcext:condition calcext:apply-style-name="Untitled2" calcext:value="=&quot;x&quot;" calcext:base-cell-address="Sheet1.M6"/>
            <calcext:condition calcext:apply-style-name="Untitled3" calcext:value="=1" calcext:base-cell-address="Sheet1.M6"/>
            <calcext:condition calcext:apply-style-name="Untitled1" calcext:value="=0" calcext:base-cell-address="Sheet1.M6"/>
          </calcext:conditional-format>
          <calcext:conditional-format calcext:target-range-address="Sheet1.N6:Sheet1.N20">
            <calcext:condition calcext:apply-style-name="Untitled3" calcext:value="=1" calcext:base-cell-address="Sheet1.N6"/>
            <calcext:condition calcext:apply-style-name="Untitled2" calcext:value="=&quot;x&quot;" calcext:base-cell-address="Sheet1.N6"/>
            <calcext:condition calcext:apply-style-name="Untitled1" calcext:value="=0" calcext:base-cell-address="Sheet1.N6"/>
          </calcext:conditional-format>
          <calcext:conditional-format calcext:target-range-address="Sheet1.N6:Sheet1.N20">
            <calcext:condition calcext:apply-style-name="Untitled2" calcext:value="=&quot;x&quot;" calcext:base-cell-address="Sheet1.N6"/>
            <calcext:condition calcext:apply-style-name="Untitled3" calcext:value="=1" calcext:base-cell-address="Sheet1.N6"/>
            <calcext:condition calcext:apply-style-name="Untitled1" calcext:value="=0" calcext:base-cell-address="Sheet1.N6"/>
          </calcext:conditional-format>
          <calcext:conditional-format calcext:target-range-address="Sheet1.O5:Sheet1.O5">
            <calcext:condition calcext:apply-style-name="Untitled1" calcext:value="=1" calcext:base-cell-address="Sheet1.O5"/>
          </calcext:conditional-format>
          <calcext:conditional-format calcext:target-range-address="Sheet1.O5:Sheet1.O5">
            <calcext:condition calcext:apply-style-name="Untitled2" calcext:value="=&quot;x&quot;" calcext:base-cell-address="Sheet1.O5"/>
            <calcext:condition calcext:apply-style-name="Untitled3" calcext:value="=1" calcext:base-cell-address="Sheet1.O5"/>
            <calcext:condition calcext:apply-style-name="Untitled1" calcext:value="=0" calcext:base-cell-address="Sheet1.O5"/>
          </calcext:conditional-format>
          <calcext:conditional-format calcext:target-range-address="Sheet1.O6:Sheet1.O20">
            <calcext:condition calcext:apply-style-name="Untitled3" calcext:value="=1" calcext:base-cell-address="Sheet1.O6"/>
            <calcext:condition calcext:apply-style-name="Untitled2" calcext:value="=&quot;x&quot;" calcext:base-cell-address="Sheet1.O6"/>
            <calcext:condition calcext:apply-style-name="Untitled1" calcext:value="=0" calcext:base-cell-address="Sheet1.O6"/>
          </calcext:conditional-format>
          <calcext:conditional-format calcext:target-range-address="Sheet1.O6:Sheet1.O20">
            <calcext:condition calcext:apply-style-name="Untitled2" calcext:value="=&quot;x&quot;" calcext:base-cell-address="Sheet1.O6"/>
            <calcext:condition calcext:apply-style-name="Untitled3" calcext:value="=1" calcext:base-cell-address="Sheet1.O6"/>
            <calcext:condition calcext:apply-style-name="Untitled1" calcext:value="=0" calcext:base-cell-address="Sheet1.O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0" loext:min-decimal-places="0" number:min-integer-digits="4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 loext:vertical-justify="auto"/>
      <style:paragraph-properties css3t:text-justify="auto"/>
    </style:style>
    <style:style style:name="Untitled2" style:family="table-cell" style:parent-style-name="Default">
      <style:table-cell-properties fo:background-color="#cccccc"/>
    </style:style>
    <style:style style:name="Untitled3" style:family="table-cell" style:parent-style-name="Default">
      <style:table-cell-properties fo:background-color="#99ffcc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4:44:25.633986404</meta:creation-date>
    <dc:date>2017-12-30T17:07:05.060005172</dc:date>
    <meta:editing-duration>PT2H1M33S</meta:editing-duration>
    <meta:editing-cycles>23</meta:editing-cycles>
    <meta:generator>LibreOffice/5.1.6.2$Linux_X86_64 LibreOffice_project/10m0$Build-2</meta:generator>
    <meta:document-statistic meta:table-count="1" meta:cell-count="272" meta:object-count="0"/>
  </office:meta>
</office:document-meta>
</file>